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38f0" officeooo:paragraph-rsid="001538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: a makefile for: program.cpp class.cpp class.h</text:p>
      <text:p text:style-name="P1"/>
      <text:p text:style-name="P1">2: a makefile for: program.cpp class.h</text:p>
      <text:p text:style-name="P1"/>
      <text:p text:style-name="P1">3: a makefile for: program.cpp class1.cpp class1.h class2.cpp class2.h</text:p>
      <text:p text:style-name="P1"/>
      <text:p text:style-name="P1">4: a makefile for: program1.cpp program2.cpp class1.h class2.h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1T13:15:16.814698360</meta:creation-date>
    <dc:date>2020-12-11T13:16:36.054208413</dc:date>
    <meta:editing-duration>PT1M21S</meta:editing-duration>
    <meta:editing-cycles>1</meta:editing-cycles>
    <meta:document-statistic meta:table-count="0" meta:image-count="0" meta:object-count="0" meta:page-count="1" meta:paragraph-count="4" meta:word-count="30" meta:character-count="218" meta:non-whitespace-character-count="192"/>
    <meta:generator>LibreOffice/7.0.3.1$Linux_X86_64 LibreOffice_project/00$Build-1</meta:generator>
  </office:meta>
</office:document-meta>
</file>